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0B0000044FAB65CA6FE602A0CA.png" manifest:media-type="image/png"/>
  <manifest:file-entry manifest:full-path="Pictures/10000000000012D40000044FA3137B30849F5508.png" manifest:media-type="image/png"/>
  <manifest:file-entry manifest:full-path="Pictures/100000000000142900002A81EFF3A4BEB1063AE1.png" manifest:media-type="image/png"/>
  <manifest:file-entry manifest:full-path="Pictures/1000000000000F0B0000044F16B86D8545DE96E0.png" manifest:media-type="image/png"/>
  <manifest:file-entry manifest:full-path="Pictures/1000000000000F0B0000044F120D0D788D1A50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5.615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5.829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27.288cm" svg:height="7.814cm" svg:x="0.312cm" svg:y="0.2cm">
          <draw:image xlink:href="Pictures/1000000000000F0B0000044F120D0D788D1A5038.png" xlink:type="simple" xlink:show="embed" xlink:actuate="onLoad" loext:mime-type="image/png">
            <text:p/>
          </draw:image>
        </draw:frame>
        <draw:frame draw:style-name="gr1" draw:text-style-name="P3" draw:layer="layout" svg:width="27.288cm" svg:height="7.814cm" svg:x="0.312cm" svg:y="8.014cm">
          <draw:image xlink:href="Pictures/1000000000000F0B0000044F16B86D8545DE96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7.2cm" svg:height="6.223cm" svg:x="0.4cm" svg:y="0.4cm">
          <draw:image xlink:href="Pictures/10000000000012D40000044FA3137B30849F5508.png" xlink:type="simple" xlink:show="embed" xlink:actuate="onLoad" loext:mime-type="image/png">
            <text:p/>
          </draw:image>
        </draw:frame>
        <draw:frame draw:style-name="gr1" draw:text-style-name="P3" draw:layer="layout" svg:width="22cm" svg:height="6.3cm" svg:x="2.6cm" svg:y="7.6cm">
          <draw:image xlink:href="Pictures/1000000000000F0B0000044FAB65CA6FE602A0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3" draw:layer="layout" svg:width="13.401cm" svg:height="14.264cm" svg:x="0.399cm" svg:y="0.6cm">
          <draw:image xlink:href="Pictures/100000000000142900002A81EFF3A4BEB1063AE1.png" xlink:type="simple" xlink:show="embed" xlink:actuate="onLoad" loext:mime-type="image/png">
            <text:p/>
          </draw:image>
        </draw:frame>
        <draw:frame draw:style-name="gr4" draw:text-style-name="P3" draw:layer="layout" svg:width="13.401cm" svg:height="14.198cm" svg:x="14.399cm" svg:y="0.802cm">
          <draw:image xlink:href="Pictures/100000000000142900002A81EFF3A4BEB1063AE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09:00:35.234631387</meta:creation-date>
    <dc:date>2022-06-17T14:25:17.969675700</dc:date>
    <meta:editing-duration>PT2H58M54S</meta:editing-duration>
    <meta:editing-cycles>2</meta:editing-cycles>
    <meta:generator>LibreOffice/6.4.7.2$Linux_X86_64 LibreOffice_project/40$Build-2</meta:generator>
    <meta:document-statistic meta:object-count="37"/>
  </office:meta>
</office:document-meta>
</file>